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0.63mm" svg:height="150.61mm" svg:x="743.14mm" svg:y="7.96mm">
            <draw:object draw:notify-on-update-of-ranges="Sheet1.A2:Sheet1.A22 Sheet1.L2:Sheet1.L22 Sheet1.L25:Sheet1.L45 Sheet1.M2:Sheet1.M22 Sheet1.M25:Sheet1.M45 Sheet1.N2:Sheet1.N22 Sheet1.N25:Sheet1.N45 Sheet1.AF2:Sheet1.A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7.6mm" svg:height="143.43mm" svg:x="970.86mm" svg:y="8.77mm">
            <draw:object draw:notify-on-update-of-ranges="Sheet1.A2:Sheet1.A22 Sheet1.L2:Sheet1.L22 Sheet1.M2:Sheet1.M22 Sheet1.N2:Sheet1.N22 Sheet1.AF2:Sheet1.A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results_count</text:p>
          </table:table-cell>
          <table:table-cell office:value-type="string" calcext:value-type="string">
            <text:p>ilp_schedulable_count</text:p>
          </table:table-cell>
          <table:table-cell office:value-type="string" calcext:value-type="string">
            <text:p>wf_schedulable_count</text:p>
          </table:table-cell>
          <table:table-cell office:value-type="string" calcext:value-type="string">
            <text:p>ffbb_schedulable_count</text:p>
          </table:table-cell>
          <table:table-cell office:value-type="string" calcext:value-type="string">
            <text:p>ilp_not_schedulable_count</text:p>
          </table:table-cell>
          <table:table-cell office:value-type="string" calcext:value-type="string">
            <text:p>wf_not_schedulable_count</text:p>
          </table:table-cell>
          <table:table-cell office:value-type="string" calcext:value-type="string">
            <text:p>ffbb_not_schedulable_count</text:p>
          </table:table-cell>
          <table:table-cell office:value-type="string" calcext:value-type="string">
            <text:p>ilp_timeout_count</text:p>
          </table:table-cell>
          <table:table-cell office:value-type="string" calcext:value-type="string">
            <text:p>wf_timeout_count</text:p>
          </table:table-cell>
          <table:table-cell office:value-type="string" calcext:value-type="string">
            <text:p>ffbb_timeout_count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not_schedulable</text:p>
          </table:table-cell>
          <table:table-cell office:value-type="string" calcext:value-type="string">
            <text:p>wf_percent_not_schedulable</text:p>
          </table:table-cell>
          <table:table-cell office:value-type="string" calcext:value-type="string">
            <text:p>ffbb_percent_no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wf_percent_timeout</text:p>
          </table:table-cell>
          <table:table-cell office:value-type="string" calcext:value-type="string">
            <text:p>ffbb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 office:value-type="string" calcext:value-type="string">
            <text:p>number_of_cores</text:p>
          </table:table-cell>
          <table:table-cell office:value-type="string" calcext:value-type="string">
            <text:p>tasks_per_task_set</text:p>
          </table:table-cell>
          <table:table-cell office:value-type="string" calcext:value-type="string">
            <text:p>number_of_criticality_levels</text:p>
          </table:table-cell>
          <table:table-cell office:value-type="string" calcext:value-type="string">
            <text:p>period_se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3" office:value-type="float" office:value="100" calcext:value-type="float">
            <text:p>100</text:p>
          </table:table-cell>
          <table:table-cell table:number-columns-repeated="17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0938700709985" calcext:value-type="float">
            <text:p>23.0938700709985</text:p>
          </table:table-cell>
          <table:table-cell office:value-type="float" office:value="1.228976" calcext:value-type="float">
            <text:p>1.228976</text:p>
          </table:table-cell>
          <table:table-cell office:value-type="float" office:value="2.368835" calcext:value-type="float">
            <text:p>2.368835</text:p>
          </table:table-cell>
          <table:table-cell office:value-type="float" office:value="0.0230938700709985" calcext:value-type="float">
            <text:p>0.023093870070999</text:p>
          </table:table-cell>
          <table:table-cell office:value-type="float" office:value="0.001228976" calcext:value-type="float">
            <text:p>0.001228976</text:p>
          </table:table-cell>
          <table:table-cell office:value-type="float" office:value="0.002368835" calcext:value-type="float">
            <text:p>0.00236883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4340683589912" calcext:value-type="float">
            <text:p>27.4340683589912</text:p>
          </table:table-cell>
          <table:table-cell office:value-type="float" office:value="1.247689" calcext:value-type="float">
            <text:p>1.247689</text:p>
          </table:table-cell>
          <table:table-cell office:value-type="float" office:value="3.397247" calcext:value-type="float">
            <text:p>3.397247</text:p>
          </table:table-cell>
          <table:table-cell office:value-type="float" office:value="0.0274340683589912" calcext:value-type="float">
            <text:p>0.027434068358991</text:p>
          </table:table-cell>
          <table:table-cell office:value-type="float" office:value="0.001247689" calcext:value-type="float">
            <text:p>0.001247689</text:p>
          </table:table-cell>
          <table:table-cell office:value-type="float" office:value="0.003397247" calcext:value-type="float">
            <text:p>0.00339724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3083802969995" calcext:value-type="float">
            <text:p>27.3083802969995</text:p>
          </table:table-cell>
          <table:table-cell office:value-type="float" office:value="1.234413" calcext:value-type="float">
            <text:p>1.234413</text:p>
          </table:table-cell>
          <table:table-cell office:value-type="float" office:value="4.208605" calcext:value-type="float">
            <text:p>4.208605</text:p>
          </table:table-cell>
          <table:table-cell office:value-type="float" office:value="0.0273083802969995" calcext:value-type="float">
            <text:p>0.027308380297</text:p>
          </table:table-cell>
          <table:table-cell office:value-type="float" office:value="0.001234413" calcext:value-type="float">
            <text:p>0.001234413</text:p>
          </table:table-cell>
          <table:table-cell office:value-type="float" office:value="0.004208605" calcext:value-type="float">
            <text:p>0.00420860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.0229560450007" calcext:value-type="float">
            <text:p>28.0229560450007</text:p>
          </table:table-cell>
          <table:table-cell office:value-type="float" office:value="1.228439" calcext:value-type="float">
            <text:p>1.228439</text:p>
          </table:table-cell>
          <table:table-cell office:value-type="float" office:value="4.956092" calcext:value-type="float">
            <text:p>4.956092</text:p>
          </table:table-cell>
          <table:table-cell office:value-type="float" office:value="0.0280229560450007" calcext:value-type="float">
            <text:p>0.028022956045001</text:p>
          </table:table-cell>
          <table:table-cell office:value-type="float" office:value="0.001228439" calcext:value-type="float">
            <text:p>0.001228439</text:p>
          </table:table-cell>
          <table:table-cell office:value-type="float" office:value="0.004956092" calcext:value-type="float">
            <text:p>0.00495609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2" calcext:value-type="float">
            <text:p>99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9028510200033" calcext:value-type="float">
            <text:p>27.9028510200033</text:p>
          </table:table-cell>
          <table:table-cell office:value-type="float" office:value="1.244376" calcext:value-type="float">
            <text:p>1.244376</text:p>
          </table:table-cell>
          <table:table-cell office:value-type="float" office:value="5.779134" calcext:value-type="float">
            <text:p>5.779134</text:p>
          </table:table-cell>
          <table:table-cell office:value-type="float" office:value="0.0279028510200033" calcext:value-type="float">
            <text:p>0.027902851020003</text:p>
          </table:table-cell>
          <table:table-cell office:value-type="float" office:value="0.001244376" calcext:value-type="float">
            <text:p>0.001244376</text:p>
          </table:table-cell>
          <table:table-cell office:value-type="float" office:value="0.005779134" calcext:value-type="float">
            <text:p>0.00577913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9" calcext:value-type="float">
            <text:p>99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9" calcext:value-type="float">
            <text:p>99.9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8500552679993" calcext:value-type="float">
            <text:p>27.8500552679993</text:p>
          </table:table-cell>
          <table:table-cell office:value-type="float" office:value="1.225273" calcext:value-type="float">
            <text:p>1.225273</text:p>
          </table:table-cell>
          <table:table-cell office:value-type="float" office:value="6.440203" calcext:value-type="float">
            <text:p>6.440203</text:p>
          </table:table-cell>
          <table:table-cell office:value-type="float" office:value="0.0278500552679993" calcext:value-type="float">
            <text:p>0.027850055267999</text:p>
          </table:table-cell>
          <table:table-cell office:value-type="float" office:value="0.001225273" calcext:value-type="float">
            <text:p>0.001225273</text:p>
          </table:table-cell>
          <table:table-cell office:value-type="float" office:value="0.006440203" calcext:value-type="float">
            <text:p>0.00644020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6" calcext:value-type="float">
            <text:p>99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6" calcext:value-type="float">
            <text:p>99.6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2518388140102" calcext:value-type="float">
            <text:p>28.2518388140102</text:p>
          </table:table-cell>
          <table:table-cell office:value-type="float" office:value="1.181978" calcext:value-type="float">
            <text:p>1.181978</text:p>
          </table:table-cell>
          <table:table-cell office:value-type="float" office:value="7.07923899999999" calcext:value-type="float">
            <text:p>7.07923899999999</text:p>
          </table:table-cell>
          <table:table-cell office:value-type="float" office:value="0.0282518388140102" calcext:value-type="float">
            <text:p>0.02825183881401</text:p>
          </table:table-cell>
          <table:table-cell office:value-type="float" office:value="0.001181978" calcext:value-type="float">
            <text:p>0.001181978</text:p>
          </table:table-cell>
          <table:table-cell office:value-type="float" office:value="0.00707923899999999" calcext:value-type="float">
            <text:p>0.00707923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80" calcext:value-type="float">
            <text:p>98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47778962992" calcext:value-type="float">
            <text:p>36.747778962992</text:p>
          </table:table-cell>
          <table:table-cell office:value-type="float" office:value="1.2357" calcext:value-type="float">
            <text:p>1.2357</text:p>
          </table:table-cell>
          <table:table-cell office:value-type="float" office:value="7.55497500000001" calcext:value-type="float">
            <text:p>7.55497500000001</text:p>
          </table:table-cell>
          <table:table-cell office:value-type="float" office:value="0.036747778962992" calcext:value-type="float">
            <text:p>0.036747778962992</text:p>
          </table:table-cell>
          <table:table-cell office:value-type="float" office:value="0.0012357" calcext:value-type="float">
            <text:p>0.0012357</text:p>
          </table:table-cell>
          <table:table-cell office:value-type="float" office:value="0.00755497500000001" calcext:value-type="float">
            <text:p>0.00755497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13" calcext:value-type="float">
            <text:p>913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1.3" calcext:value-type="float">
            <text:p>91.3</text:p>
          </table:table-cell>
          <table:table-cell table:number-columns-repeated="3" office:value-type="float" office:value="8.7" calcext:value-type="float">
            <text:p>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4886333119939" calcext:value-type="float">
            <text:p>83.4886333119939</text:p>
          </table:table-cell>
          <table:table-cell office:value-type="float" office:value="1.1918" calcext:value-type="float">
            <text:p>1.1918</text:p>
          </table:table-cell>
          <table:table-cell office:value-type="float" office:value="7.624178" calcext:value-type="float">
            <text:p>7.624178</text:p>
          </table:table-cell>
          <table:table-cell office:value-type="float" office:value="0.0834886333119939" calcext:value-type="float">
            <text:p>0.083488633311994</text:p>
          </table:table-cell>
          <table:table-cell office:value-type="float" office:value="0.0011918" calcext:value-type="float">
            <text:p>0.0011918</text:p>
          </table:table-cell>
          <table:table-cell office:value-type="float" office:value="0.007624178" calcext:value-type="float">
            <text:p>0.0076241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762" calcext:value-type="float">
            <text:p>762</text:p>
          </table:table-cell>
          <table:table-cell table:number-columns-repeated="3"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76.2" calcext:value-type="float">
            <text:p>76.2</text:p>
          </table:table-cell>
          <table:table-cell table:number-columns-repeated="3" office:value-type="float" office:value="23.8" calcext:value-type="float">
            <text:p>2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.608310858004" calcext:value-type="float">
            <text:p>199.608310858004</text:p>
          </table:table-cell>
          <table:table-cell office:value-type="float" office:value="1.210644" calcext:value-type="float">
            <text:p>1.210644</text:p>
          </table:table-cell>
          <table:table-cell office:value-type="float" office:value="7.83893500000001" calcext:value-type="float">
            <text:p>7.83893500000001</text:p>
          </table:table-cell>
          <table:table-cell office:value-type="float" office:value="0.199608310858004" calcext:value-type="float">
            <text:p>0.199608310858004</text:p>
          </table:table-cell>
          <table:table-cell office:value-type="float" office:value="0.001210644" calcext:value-type="float">
            <text:p>0.001210644</text:p>
          </table:table-cell>
          <table:table-cell office:value-type="float" office:value="0.007838935" calcext:value-type="float">
            <text:p>0.00783893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518" calcext:value-type="float">
            <text:p>518</text:p>
          </table:table-cell>
          <table:table-cell table:number-columns-repeated="3" office:value-type="float" office:value="482" calcext:value-type="float">
            <text:p>4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1.8" calcext:value-type="float">
            <text:p>51.8</text:p>
          </table:table-cell>
          <table:table-cell table:number-columns-repeated="3" office:value-type="float" office:value="48.2" calcext:value-type="float">
            <text:p>4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.811825288997" calcext:value-type="float">
            <text:p>400.811825288997</text:p>
          </table:table-cell>
          <table:table-cell office:value-type="float" office:value="1.200336" calcext:value-type="float">
            <text:p>1.200336</text:p>
          </table:table-cell>
          <table:table-cell office:value-type="float" office:value="7.8489" calcext:value-type="float">
            <text:p>7.8489</text:p>
          </table:table-cell>
          <table:table-cell office:value-type="float" office:value="0.400811825288997" calcext:value-type="float">
            <text:p>0.400811825288997</text:p>
          </table:table-cell>
          <table:table-cell office:value-type="float" office:value="0.001200336" calcext:value-type="float">
            <text:p>0.001200336</text:p>
          </table:table-cell>
          <table:table-cell office:value-type="float" office:value="0.0078489" calcext:value-type="float">
            <text:p>0.007848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00" calcext:value-type="float">
            <text:p>1000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715" calcext:value-type="float">
            <text:p>715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28.6" calcext:value-type="float">
            <text:p>28.6</text:p>
          </table:table-cell>
          <table:table-cell office:value-type="float" office:value="28.5" calcext:value-type="float">
            <text:p>28.5</text:p>
          </table:table-cell>
          <table:table-cell office:value-type="float" office:value="71.5" calcext:value-type="float">
            <text:p>71.5</text:p>
          </table:table-cell>
          <table:table-cell office:value-type="float" office:value="71.4" calcext:value-type="float">
            <text:p>71.4</text:p>
          </table:table-cell>
          <table:table-cell office:value-type="float" office:value="71.5" calcext:value-type="float">
            <text:p>7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7.566183179988" calcext:value-type="float">
            <text:p>457.566183179988</text:p>
          </table:table-cell>
          <table:table-cell office:value-type="float" office:value="1.210027" calcext:value-type="float">
            <text:p>1.210027</text:p>
          </table:table-cell>
          <table:table-cell office:value-type="float" office:value="7.799285" calcext:value-type="float">
            <text:p>7.799285</text:p>
          </table:table-cell>
          <table:table-cell office:value-type="float" office:value="0.457566183179988" calcext:value-type="float">
            <text:p>0.457566183179988</text:p>
          </table:table-cell>
          <table:table-cell office:value-type="float" office:value="0.001210027" calcext:value-type="float">
            <text:p>0.001210027</text:p>
          </table:table-cell>
          <table:table-cell office:value-type="float" office:value="0.007799285" calcext:value-type="float">
            <text:p>0.00779928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3" office:value-type="float" office:value="863" calcext:value-type="float">
            <text:p>8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3.7" calcext:value-type="float">
            <text:p>13.7</text:p>
          </table:table-cell>
          <table:table-cell table:number-columns-repeated="3" office:value-type="float" office:value="86.3" calcext:value-type="float">
            <text:p>8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9.154431378986" calcext:value-type="float">
            <text:p>479.154431378986</text:p>
          </table:table-cell>
          <table:table-cell office:value-type="float" office:value="1.262402" calcext:value-type="float">
            <text:p>1.262402</text:p>
          </table:table-cell>
          <table:table-cell office:value-type="float" office:value="7.96196599999999" calcext:value-type="float">
            <text:p>7.96196599999999</text:p>
          </table:table-cell>
          <table:table-cell office:value-type="float" office:value="0.479154431378986" calcext:value-type="float">
            <text:p>0.479154431378986</text:p>
          </table:table-cell>
          <table:table-cell office:value-type="float" office:value="0.001262402" calcext:value-type="float">
            <text:p>0.001262402</text:p>
          </table:table-cell>
          <table:table-cell office:value-type="float" office:value="0.00796196599999999" calcext:value-type="float">
            <text:p>0.00796196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0" calcext:value-type="float">
            <text:p>100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948" calcext:value-type="float">
            <text:p>948</text:p>
          </table:table-cell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.886065137028" calcext:value-type="float">
            <text:p>324.886065137028</text:p>
          </table:table-cell>
          <table:table-cell office:value-type="float" office:value="1.240086" calcext:value-type="float">
            <text:p>1.240086</text:p>
          </table:table-cell>
          <table:table-cell office:value-type="float" office:value="7.870752" calcext:value-type="float">
            <text:p>7.870752</text:p>
          </table:table-cell>
          <table:table-cell office:value-type="float" office:value="0.324886065137028" calcext:value-type="float">
            <text:p>0.324886065137028</text:p>
          </table:table-cell>
          <table:table-cell office:value-type="float" office:value="0.001240086" calcext:value-type="float">
            <text:p>0.001240086</text:p>
          </table:table-cell>
          <table:table-cell office:value-type="float" office:value="0.007870752" calcext:value-type="float">
            <text:p>0.00787075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990" calcext:value-type="float">
            <text:p>9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.910552152009" calcext:value-type="float">
            <text:p>214.910552152009</text:p>
          </table:table-cell>
          <table:table-cell office:value-type="float" office:value="1.241349" calcext:value-type="float">
            <text:p>1.241349</text:p>
          </table:table-cell>
          <table:table-cell office:value-type="float" office:value="7.78516399999999" calcext:value-type="float">
            <text:p>7.78516399999999</text:p>
          </table:table-cell>
          <table:table-cell office:value-type="float" office:value="0.214910552152009" calcext:value-type="float">
            <text:p>0.214910552152009</text:p>
          </table:table-cell>
          <table:table-cell office:value-type="float" office:value="0.001241349" calcext:value-type="float">
            <text:p>0.001241349</text:p>
          </table:table-cell>
          <table:table-cell office:value-type="float" office:value="0.00778516399999999" calcext:value-type="float">
            <text:p>0.00778516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99.8" calcext:value-type="float">
            <text:p>9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5943109560048" calcext:value-type="float">
            <text:p>94.5943109560048</text:p>
          </table:table-cell>
          <table:table-cell office:value-type="float" office:value="1.241638" calcext:value-type="float">
            <text:p>1.241638</text:p>
          </table:table-cell>
          <table:table-cell office:value-type="float" office:value="7.754663" calcext:value-type="float">
            <text:p>7.754663</text:p>
          </table:table-cell>
          <table:table-cell office:value-type="float" office:value="0.0945943109560048" calcext:value-type="float">
            <text:p>0.094594310956005</text:p>
          </table:table-cell>
          <table:table-cell office:value-type="float" office:value="0.001241638" calcext:value-type="float">
            <text:p>0.001241638</text:p>
          </table:table-cell>
          <table:table-cell office:value-type="float" office:value="0.007754663" calcext:value-type="float">
            <text:p>0.00775466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999" calcext:value-type="float">
            <text:p>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99.9" calcext:value-type="float">
            <text:p>99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3588764529923" calcext:value-type="float">
            <text:p>65.3588764529923</text:p>
          </table:table-cell>
          <table:table-cell office:value-type="float" office:value="1.202748" calcext:value-type="float">
            <text:p>1.202748</text:p>
          </table:table-cell>
          <table:table-cell office:value-type="float" office:value="7.46926600000001" calcext:value-type="float">
            <text:p>7.46926600000001</text:p>
          </table:table-cell>
          <table:table-cell office:value-type="float" office:value="0.0653588764529923" calcext:value-type="float">
            <text:p>0.065358876452992</text:p>
          </table:table-cell>
          <table:table-cell office:value-type="float" office:value="0.001202748" calcext:value-type="float">
            <text:p>0.001202748</text:p>
          </table:table-cell>
          <table:table-cell office:value-type="float" office:value="0.00746926600000001" calcext:value-type="float">
            <text:p>0.00746926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8047450480108" calcext:value-type="float">
            <text:p>51.8047450480108</text:p>
          </table:table-cell>
          <table:table-cell office:value-type="float" office:value="1.196794" calcext:value-type="float">
            <text:p>1.196794</text:p>
          </table:table-cell>
          <table:table-cell office:value-type="float" office:value="7.240135" calcext:value-type="float">
            <text:p>7.240135</text:p>
          </table:table-cell>
          <table:table-cell office:value-type="float" office:value="0.0518047450480108" calcext:value-type="float">
            <text:p>0.051804745048011</text:p>
          </table:table-cell>
          <table:table-cell office:value-type="float" office:value="0.001196794" calcext:value-type="float">
            <text:p>0.001196794</text:p>
          </table:table-cell>
          <table:table-cell office:value-type="float" office:value="0.007240135" calcext:value-type="float">
            <text:p>0.00724013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2139479069856" calcext:value-type="float">
            <text:p>41.2139479069856</text:p>
          </table:table-cell>
          <table:table-cell office:value-type="float" office:value="1.22153" calcext:value-type="float">
            <text:p>1.22153</text:p>
          </table:table-cell>
          <table:table-cell office:value-type="float" office:value="6.97640800000001" calcext:value-type="float">
            <text:p>6.97640800000001</text:p>
          </table:table-cell>
          <table:table-cell office:value-type="float" office:value="0.0412139479069856" calcext:value-type="float">
            <text:p>0.041213947906986</text:p>
          </table:table-cell>
          <table:table-cell office:value-type="float" office:value="0.00122153" calcext:value-type="float">
            <text:p>0.00122153</text:p>
          </table:table-cell>
          <table:table-cell office:value-type="float" office:value="0.006976408" calcext:value-type="float">
            <text:p>0.00697640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949951359895" calcext:value-type="float">
            <text:p>29.4949951359895</text:p>
          </table:table-cell>
          <table:table-cell office:value-type="float" office:value="1.219303" calcext:value-type="float">
            <text:p>1.219303</text:p>
          </table:table-cell>
          <table:table-cell office:value-type="float" office:value="6.370001" calcext:value-type="float">
            <text:p>6.370001</text:p>
          </table:table-cell>
          <table:table-cell office:value-type="float" office:value="0.0294949951359895" calcext:value-type="float">
            <text:p>0.02949499513599</text:p>
          </table:table-cell>
          <table:table-cell office:value-type="float" office:value="0.001219303" calcext:value-type="float">
            <text:p>0.001219303</text:p>
          </table:table-cell>
          <table:table-cell office:value-type="float" office:value="0.006370001" calcext:value-type="float">
            <text:p>0.00637000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table:formula="of:=SUM([.U3:.U22])" office:value-type="float" office:value="2669.50467564398" calcext:value-type="float">
            <text:p>2669.50467564398</text:p>
          </table:table-cell>
          <table:table-cell table:formula="of:=[.U23]/3600" office:value-type="float" office:value="0.741529076567773" calcext:value-type="float">
            <text:p>0.7415290765677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tilization_level</text:p>
          </table:table-cell>
          <table:table-cell office:value-type="string" calcext:value-type="string">
            <text:p>results_count</text:p>
          </table:table-cell>
          <table:table-cell office:value-type="string" calcext:value-type="string">
            <text:p>ilp_schedulable_count</text:p>
          </table:table-cell>
          <table:table-cell office:value-type="string" calcext:value-type="string">
            <text:p>wf_schedulable_count</text:p>
          </table:table-cell>
          <table:table-cell office:value-type="string" calcext:value-type="string">
            <text:p>ffbb_schedulable_count</text:p>
          </table:table-cell>
          <table:table-cell office:value-type="string" calcext:value-type="string">
            <text:p>ilp_not_schedulable_count</text:p>
          </table:table-cell>
          <table:table-cell office:value-type="string" calcext:value-type="string">
            <text:p>wf_not_schedulable_count</text:p>
          </table:table-cell>
          <table:table-cell office:value-type="string" calcext:value-type="string">
            <text:p>ffbb_not_schedulable_count</text:p>
          </table:table-cell>
          <table:table-cell office:value-type="string" calcext:value-type="string">
            <text:p>ilp_timeout_count</text:p>
          </table:table-cell>
          <table:table-cell office:value-type="string" calcext:value-type="string">
            <text:p>wf_timeout_count</text:p>
          </table:table-cell>
          <table:table-cell office:value-type="string" calcext:value-type="string">
            <text:p>ffbb_timeout_count</text:p>
          </table:table-cell>
          <table:table-cell office:value-type="string" calcext:value-type="string">
            <text:p>ilp_percent_schedulable</text:p>
          </table:table-cell>
          <table:table-cell office:value-type="string" calcext:value-type="string">
            <text:p>wf_percent_schedulable</text:p>
          </table:table-cell>
          <table:table-cell office:value-type="string" calcext:value-type="string">
            <text:p>ffbb_percent_schedulable</text:p>
          </table:table-cell>
          <table:table-cell office:value-type="string" calcext:value-type="string">
            <text:p>ilp_percent_not_schedulable</text:p>
          </table:table-cell>
          <table:table-cell office:value-type="string" calcext:value-type="string">
            <text:p>wf_percent_not_schedulable</text:p>
          </table:table-cell>
          <table:table-cell office:value-type="string" calcext:value-type="string">
            <text:p>ffbb_percent_not_schedulable</text:p>
          </table:table-cell>
          <table:table-cell office:value-type="string" calcext:value-type="string">
            <text:p>ilp_percent_timeout</text:p>
          </table:table-cell>
          <table:table-cell office:value-type="string" calcext:value-type="string">
            <text:p>wf_percent_timeout</text:p>
          </table:table-cell>
          <table:table-cell office:value-type="string" calcext:value-type="string">
            <text:p>ffbb_percent_timeout</text:p>
          </table:table-cell>
          <table:table-cell office:value-type="string" calcext:value-type="string">
            <text:p>ilp_total_time_seconds</text:p>
          </table:table-cell>
          <table:table-cell office:value-type="string" calcext:value-type="string">
            <text:p>wf_total_time_seconds</text:p>
          </table:table-cell>
          <table:table-cell office:value-type="string" calcext:value-type="string">
            <text:p>ffbb_total_time_seconds</text:p>
          </table:table-cell>
          <table:table-cell office:value-type="string" calcext:value-type="string">
            <text:p>ilp_average_time_seconds</text:p>
          </table:table-cell>
          <table:table-cell office:value-type="string" calcext:value-type="string">
            <text:p>wf_average_time_seconds</text:p>
          </table:table-cell>
          <table:table-cell office:value-type="string" calcext:value-type="string">
            <text:p>ffbb_average_time_seconds</text:p>
          </table:table-cell>
          <table:table-cell office:value-type="string" calcext:value-type="string">
            <text:p>number_of_cores</text:p>
          </table:table-cell>
          <table:table-cell office:value-type="string" calcext:value-type="string">
            <text:p>tasks_per_task_set</text:p>
          </table:table-cell>
          <table:table-cell office:value-type="string" calcext:value-type="string">
            <text:p>number_of_criticality_levels</text:p>
          </table:table-cell>
          <table:table-cell office:value-type="string" calcext:value-type="string">
            <text:p>period_se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table:number-columns-repeated="3"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9210612639977" calcext:value-type="float">
            <text:p>21.9210612639977</text:p>
          </table:table-cell>
          <table:table-cell office:value-type="float" office:value="1.222441" calcext:value-type="float">
            <text:p>1.222441</text:p>
          </table:table-cell>
          <table:table-cell office:value-type="float" office:value="2.131193" calcext:value-type="float">
            <text:p>2.131193</text:p>
          </table:table-cell>
          <table:table-cell office:value-type="float" office:value="0.0219210612639977" calcext:value-type="float">
            <text:p>0.021921061263998</text:p>
          </table:table-cell>
          <table:table-cell office:value-type="float" office:value="0.001222441" calcext:value-type="float">
            <text:p>0.001222441</text:p>
          </table:table-cell>
          <table:table-cell office:value-type="float" office:value="0.002131193" calcext:value-type="float">
            <text:p>0.00213119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.4513842519964" calcext:value-type="float">
            <text:p>26.4513842519964</text:p>
          </table:table-cell>
          <table:table-cell office:value-type="float" office:value="1.20967" calcext:value-type="float">
            <text:p>1.20967</text:p>
          </table:table-cell>
          <table:table-cell office:value-type="float" office:value="2.753865" calcext:value-type="float">
            <text:p>2.753865</text:p>
          </table:table-cell>
          <table:table-cell office:value-type="float" office:value="0.0264513842519964" calcext:value-type="float">
            <text:p>0.026451384251996</text:p>
          </table:table-cell>
          <table:table-cell office:value-type="float" office:value="0.00120967" calcext:value-type="float">
            <text:p>0.00120967</text:p>
          </table:table-cell>
          <table:table-cell office:value-type="float" office:value="0.002753865" calcext:value-type="float">
            <text:p>0.00275386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142712953995" calcext:value-type="float">
            <text:p>27.142712953995</text:p>
          </table:table-cell>
          <table:table-cell office:value-type="float" office:value="1.230528" calcext:value-type="float">
            <text:p>1.230528</text:p>
          </table:table-cell>
          <table:table-cell office:value-type="float" office:value="3.455737" calcext:value-type="float">
            <text:p>3.455737</text:p>
          </table:table-cell>
          <table:table-cell office:value-type="float" office:value="0.027142712953995" calcext:value-type="float">
            <text:p>0.027142712953995</text:p>
          </table:table-cell>
          <table:table-cell office:value-type="float" office:value="0.001230528" calcext:value-type="float">
            <text:p>0.001230528</text:p>
          </table:table-cell>
          <table:table-cell office:value-type="float" office:value="0.003455737" calcext:value-type="float">
            <text:p>0.00345573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4871457810032" calcext:value-type="float">
            <text:p>27.4871457810032</text:p>
          </table:table-cell>
          <table:table-cell office:value-type="float" office:value="1.228478" calcext:value-type="float">
            <text:p>1.228478</text:p>
          </table:table-cell>
          <table:table-cell office:value-type="float" office:value="4.122156" calcext:value-type="float">
            <text:p>4.122156</text:p>
          </table:table-cell>
          <table:table-cell office:value-type="float" office:value="0.0274871457810032" calcext:value-type="float">
            <text:p>0.027487145781003</text:p>
          </table:table-cell>
          <table:table-cell office:value-type="float" office:value="0.001228478" calcext:value-type="float">
            <text:p>0.001228478</text:p>
          </table:table-cell>
          <table:table-cell office:value-type="float" office:value="0.004122156" calcext:value-type="float">
            <text:p>0.00412215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6024858759915" calcext:value-type="float">
            <text:p>27.6024858759915</text:p>
          </table:table-cell>
          <table:table-cell office:value-type="float" office:value="1.19321" calcext:value-type="float">
            <text:p>1.19321</text:p>
          </table:table-cell>
          <table:table-cell office:value-type="float" office:value="4.633548" calcext:value-type="float">
            <text:p>4.633548</text:p>
          </table:table-cell>
          <table:table-cell office:value-type="float" office:value="0.0276024858759915" calcext:value-type="float">
            <text:p>0.027602485875992</text:p>
          </table:table-cell>
          <table:table-cell office:value-type="float" office:value="0.00119321" calcext:value-type="float">
            <text:p>0.00119321</text:p>
          </table:table-cell>
          <table:table-cell office:value-type="float" office:value="0.004633548" calcext:value-type="float">
            <text:p>0.00463354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.0515931719992" calcext:value-type="float">
            <text:p>28.0515931719992</text:p>
          </table:table-cell>
          <table:table-cell office:value-type="float" office:value="1.24472" calcext:value-type="float">
            <text:p>1.24472</text:p>
          </table:table-cell>
          <table:table-cell office:value-type="float" office:value="5.227782" calcext:value-type="float">
            <text:p>5.227782</text:p>
          </table:table-cell>
          <table:table-cell office:value-type="float" office:value="0.0280515931719992" calcext:value-type="float">
            <text:p>0.028051593171999</text:p>
          </table:table-cell>
          <table:table-cell office:value-type="float" office:value="0.00124472" calcext:value-type="float">
            <text:p>0.00124472</text:p>
          </table:table-cell>
          <table:table-cell office:value-type="float" office:value="0.005227782" calcext:value-type="float">
            <text:p>0.0052277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.0329574329949" calcext:value-type="float">
            <text:p>28.0329574329949</text:p>
          </table:table-cell>
          <table:table-cell office:value-type="float" office:value="1.261834" calcext:value-type="float">
            <text:p>1.261834</text:p>
          </table:table-cell>
          <table:table-cell office:value-type="float" office:value="5.827222" calcext:value-type="float">
            <text:p>5.827222</text:p>
          </table:table-cell>
          <table:table-cell office:value-type="float" office:value="0.0280329574329949" calcext:value-type="float">
            <text:p>0.028032957432995</text:p>
          </table:table-cell>
          <table:table-cell office:value-type="float" office:value="0.001261834" calcext:value-type="float">
            <text:p>0.001261834</text:p>
          </table:table-cell>
          <table:table-cell office:value-type="float" office:value="0.005827222" calcext:value-type="float">
            <text:p>0.0058272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9659696080021" calcext:value-type="float">
            <text:p>27.9659696080021</text:p>
          </table:table-cell>
          <table:table-cell office:value-type="float" office:value="1.172391" calcext:value-type="float">
            <text:p>1.172391</text:p>
          </table:table-cell>
          <table:table-cell office:value-type="float" office:value="6.136347" calcext:value-type="float">
            <text:p>6.136347</text:p>
          </table:table-cell>
          <table:table-cell office:value-type="float" office:value="0.0279659696080021" calcext:value-type="float">
            <text:p>0.027965969608002</text:p>
          </table:table-cell>
          <table:table-cell office:value-type="float" office:value="0.001172391" calcext:value-type="float">
            <text:p>0.001172391</text:p>
          </table:table-cell>
          <table:table-cell office:value-type="float" office:value="0.006136347" calcext:value-type="float">
            <text:p>0.00613634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8" calcext:value-type="float">
            <text:p>99.8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2031245330159" calcext:value-type="float">
            <text:p>29.2031245330159</text:p>
          </table:table-cell>
          <table:table-cell office:value-type="float" office:value="1.216585" calcext:value-type="float">
            <text:p>1.216585</text:p>
          </table:table-cell>
          <table:table-cell office:value-type="float" office:value="6.796528" calcext:value-type="float">
            <text:p>6.796528</text:p>
          </table:table-cell>
          <table:table-cell office:value-type="float" office:value="0.0292031245330159" calcext:value-type="float">
            <text:p>0.029203124533016</text:p>
          </table:table-cell>
          <table:table-cell office:value-type="float" office:value="0.001216585" calcext:value-type="float">
            <text:p>0.001216585</text:p>
          </table:table-cell>
          <table:table-cell office:value-type="float" office:value="0.006796528" calcext:value-type="float">
            <text:p>0.00679652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92" calcext:value-type="float">
            <text:p>99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9.2" calcext:value-type="float">
            <text:p>99.2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0146833420035" calcext:value-type="float">
            <text:p>31.0146833420035</text:p>
          </table:table-cell>
          <table:table-cell office:value-type="float" office:value="1.142738" calcext:value-type="float">
            <text:p>1.142738</text:p>
          </table:table-cell>
          <table:table-cell office:value-type="float" office:value="6.808841" calcext:value-type="float">
            <text:p>6.808841</text:p>
          </table:table-cell>
          <table:table-cell office:value-type="float" office:value="0.0310146833420035" calcext:value-type="float">
            <text:p>0.031014683342004</text:p>
          </table:table-cell>
          <table:table-cell office:value-type="float" office:value="0.001142738" calcext:value-type="float">
            <text:p>0.001142738</text:p>
          </table:table-cell>
          <table:table-cell office:value-type="float" office:value="0.006808841" calcext:value-type="float">
            <text:p>0.0068088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62" calcext:value-type="float">
            <text:p>962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6.2" calcext:value-type="float">
            <text:p>96.2</text:p>
          </table:table-cell>
          <table:table-cell table:number-columns-repeated="3"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256210431" calcext:value-type="float">
            <text:p>51.256210431</text:p>
          </table:table-cell>
          <table:table-cell office:value-type="float" office:value="1.060713" calcext:value-type="float">
            <text:p>1.060713</text:p>
          </table:table-cell>
          <table:table-cell office:value-type="float" office:value="7.01534" calcext:value-type="float">
            <text:p>7.01534</text:p>
          </table:table-cell>
          <table:table-cell office:value-type="float" office:value="0.051256210431" calcext:value-type="float">
            <text:p>0.051256210431</text:p>
          </table:table-cell>
          <table:table-cell office:value-type="float" office:value="0.001060713" calcext:value-type="float">
            <text:p>0.001060713</text:p>
          </table:table-cell>
          <table:table-cell office:value-type="float" office:value="0.00701534" calcext:value-type="float">
            <text:p>0.0070153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899" calcext:value-type="float">
            <text:p>899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89.9" calcext:value-type="float">
            <text:p>89.9</text:p>
          </table:table-cell>
          <table:table-cell table:number-columns-repeated="3" office:value-type="float" office:value="10.1" calcext:value-type="float">
            <text:p>1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618106772998" calcext:value-type="float">
            <text:p>105.618106772998</text:p>
          </table:table-cell>
          <table:table-cell office:value-type="float" office:value="1.109364" calcext:value-type="float">
            <text:p>1.109364</text:p>
          </table:table-cell>
          <table:table-cell office:value-type="float" office:value="7.34508599999999" calcext:value-type="float">
            <text:p>7.34508599999999</text:p>
          </table:table-cell>
          <table:table-cell office:value-type="float" office:value="0.105618106772998" calcext:value-type="float">
            <text:p>0.105618106772998</text:p>
          </table:table-cell>
          <table:table-cell office:value-type="float" office:value="0.001109364" calcext:value-type="float">
            <text:p>0.001109364</text:p>
          </table:table-cell>
          <table:table-cell office:value-type="float" office:value="0.00734508599999999" calcext:value-type="float">
            <text:p>0.00734508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795" calcext:value-type="float">
            <text:p>795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79.5" calcext:value-type="float">
            <text:p>79.5</text:p>
          </table:table-cell>
          <table:table-cell table:number-columns-repeated="3" office:value-type="float" office:value="20.5" calcext:value-type="float">
            <text:p>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.275578783002" calcext:value-type="float">
            <text:p>194.275578783002</text:p>
          </table:table-cell>
          <table:table-cell office:value-type="float" office:value="1.166968" calcext:value-type="float">
            <text:p>1.166968</text:p>
          </table:table-cell>
          <table:table-cell office:value-type="float" office:value="7.838418" calcext:value-type="float">
            <text:p>7.838418</text:p>
          </table:table-cell>
          <table:table-cell office:value-type="float" office:value="0.194275578783002" calcext:value-type="float">
            <text:p>0.194275578783002</text:p>
          </table:table-cell>
          <table:table-cell office:value-type="float" office:value="0.001166968" calcext:value-type="float">
            <text:p>0.001166968</text:p>
          </table:table-cell>
          <table:table-cell office:value-type="float" office:value="0.007838418" calcext:value-type="float">
            <text:p>0.00783841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594" calcext:value-type="float">
            <text:p>594</text:p>
          </table:table-cell>
          <table:table-cell table:number-columns-repeated="3" office:value-type="float" office:value="406" calcext:value-type="float">
            <text:p>4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9.4" calcext:value-type="float">
            <text:p>59.4</text:p>
          </table:table-cell>
          <table:table-cell table:number-columns-repeated="3" office:value-type="float" office:value="40.6" calcext:value-type="float">
            <text:p>4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.391606877006" calcext:value-type="float">
            <text:p>323.391606877006</text:p>
          </table:table-cell>
          <table:table-cell office:value-type="float" office:value="1.240593" calcext:value-type="float">
            <text:p>1.240593</text:p>
          </table:table-cell>
          <table:table-cell office:value-type="float" office:value="7.751623" calcext:value-type="float">
            <text:p>7.751623</text:p>
          </table:table-cell>
          <table:table-cell office:value-type="float" office:value="0.323391606877006" calcext:value-type="float">
            <text:p>0.323391606877006</text:p>
          </table:table-cell>
          <table:table-cell office:value-type="float" office:value="0.001240593" calcext:value-type="float">
            <text:p>0.001240593</text:p>
          </table:table-cell>
          <table:table-cell office:value-type="float" office:value="0.007751623" calcext:value-type="float">
            <text:p>0.00775162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56" calcext:value-type="float">
            <text:p>456</text:p>
          </table:table-cell>
          <table:table-cell table:number-columns-repeated="3" office:value-type="float" office:value="544" calcext:value-type="float">
            <text:p>5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5.6" calcext:value-type="float">
            <text:p>45.6</text:p>
          </table:table-cell>
          <table:table-cell table:number-columns-repeated="3" office:value-type="float" office:value="54.4" calcext:value-type="float">
            <text:p>5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.630513227995" calcext:value-type="float">
            <text:p>433.630513227995</text:p>
          </table:table-cell>
          <table:table-cell office:value-type="float" office:value="1.216778" calcext:value-type="float">
            <text:p>1.216778</text:p>
          </table:table-cell>
          <table:table-cell office:value-type="float" office:value="7.804643" calcext:value-type="float">
            <text:p>7.804643</text:p>
          </table:table-cell>
          <table:table-cell office:value-type="float" office:value="0.433630513227995" calcext:value-type="float">
            <text:p>0.433630513227995</text:p>
          </table:table-cell>
          <table:table-cell office:value-type="float" office:value="0.001216778" calcext:value-type="float">
            <text:p>0.001216778</text:p>
          </table:table-cell>
          <table:table-cell office:value-type="float" office:value="0.007804643" calcext:value-type="float">
            <text:p>0.00780464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69" calcext:value-type="float">
            <text:p>269</text:p>
          </table:table-cell>
          <table:table-cell table:number-columns-repeated="3" office:value-type="float" office:value="731" calcext:value-type="float">
            <text:p>7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6.9" calcext:value-type="float">
            <text:p>26.9</text:p>
          </table:table-cell>
          <table:table-cell table:number-columns-repeated="3" office:value-type="float" office:value="73.1" calcext:value-type="float">
            <text:p>7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.030690160998" calcext:value-type="float">
            <text:p>505.030690160998</text:p>
          </table:table-cell>
          <table:table-cell office:value-type="float" office:value="1.235121" calcext:value-type="float">
            <text:p>1.235121</text:p>
          </table:table-cell>
          <table:table-cell office:value-type="float" office:value="7.937249" calcext:value-type="float">
            <text:p>7.937249</text:p>
          </table:table-cell>
          <table:table-cell office:value-type="float" office:value="0.505030690160998" calcext:value-type="float">
            <text:p>0.505030690160998</text:p>
          </table:table-cell>
          <table:table-cell office:value-type="float" office:value="0.001235121" calcext:value-type="float">
            <text:p>0.001235121</text:p>
          </table:table-cell>
          <table:table-cell office:value-type="float" office:value="0.007937249" calcext:value-type="float">
            <text:p>0.00793724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43" calcext:value-type="float">
            <text:p>143</text:p>
          </table:table-cell>
          <table:table-cell table:number-columns-repeated="3" office:value-type="float" office:value="857" calcext:value-type="float">
            <text:p>8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4.3" calcext:value-type="float">
            <text:p>14.3</text:p>
          </table:table-cell>
          <table:table-cell table:number-columns-repeated="3" office:value-type="float" office:value="85.7" calcext:value-type="float">
            <text:p>8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.83538324399" calcext:value-type="float">
            <text:p>408.83538324399</text:p>
          </table:table-cell>
          <table:table-cell office:value-type="float" office:value="1.23245" calcext:value-type="float">
            <text:p>1.23245</text:p>
          </table:table-cell>
          <table:table-cell office:value-type="float" office:value="7.76327500000001" calcext:value-type="float">
            <text:p>7.76327500000001</text:p>
          </table:table-cell>
          <table:table-cell office:value-type="float" office:value="0.40883538324399" calcext:value-type="float">
            <text:p>0.40883538324399</text:p>
          </table:table-cell>
          <table:table-cell office:value-type="float" office:value="0.00123245" calcext:value-type="float">
            <text:p>0.00123245</text:p>
          </table:table-cell>
          <table:table-cell office:value-type="float" office:value="0.00776327500000001" calcext:value-type="float">
            <text:p>0.00776327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3" office:value-type="float" office:value="909" calcext:value-type="float">
            <text:p>9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.1" calcext:value-type="float">
            <text:p>9.1</text:p>
          </table:table-cell>
          <table:table-cell table:number-columns-repeated="3" office:value-type="float" office:value="90.9" calcext:value-type="float">
            <text:p>9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6.015043427992" calcext:value-type="float">
            <text:p>366.015043427992</text:p>
          </table:table-cell>
          <table:table-cell office:value-type="float" office:value="1.271431" calcext:value-type="float">
            <text:p>1.271431</text:p>
          </table:table-cell>
          <table:table-cell office:value-type="float" office:value="7.96864499999999" calcext:value-type="float">
            <text:p>7.96864499999999</text:p>
          </table:table-cell>
          <table:table-cell office:value-type="float" office:value="0.366015043427992" calcext:value-type="float">
            <text:p>0.366015043427992</text:p>
          </table:table-cell>
          <table:table-cell office:value-type="float" office:value="0.001271431" calcext:value-type="float">
            <text:p>0.001271431</text:p>
          </table:table-cell>
          <table:table-cell office:value-type="float" office:value="0.00796864499999999" calcext:value-type="float">
            <text:p>0.0079686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964" calcext:value-type="float">
            <text:p>964</text:p>
          </table:table-cell>
          <table:table-cell office:value-type="float" office:value="962" calcext:value-type="float">
            <text:p>962</text:p>
          </table:table-cell>
          <table:table-cell office:value-type="float" office:value="964" calcext:value-type="float">
            <text:p>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3.6" calcext:value-type="float">
            <text:p>3.6</text:p>
          </table:table-cell>
          <table:table-cell office:value-type="float" office:value="96.4" calcext:value-type="float">
            <text:p>96.4</text:p>
          </table:table-cell>
          <table:table-cell office:value-type="float" office:value="96.2" calcext:value-type="float">
            <text:p>96.2</text:p>
          </table:table-cell>
          <table:table-cell office:value-type="float" office:value="96.4" calcext:value-type="float">
            <text:p>9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.677864592995" calcext:value-type="float">
            <text:p>310.677864592995</text:p>
          </table:table-cell>
          <table:table-cell office:value-type="float" office:value="1.241405" calcext:value-type="float">
            <text:p>1.241405</text:p>
          </table:table-cell>
          <table:table-cell office:value-type="float" office:value="7.75082999999999" calcext:value-type="float">
            <text:p>7.75082999999999</text:p>
          </table:table-cell>
          <table:table-cell office:value-type="float" office:value="0.310677864592995" calcext:value-type="float">
            <text:p>0.310677864592995</text:p>
          </table:table-cell>
          <table:table-cell office:value-type="float" office:value="0.001241405" calcext:value-type="float">
            <text:p>0.001241405</text:p>
          </table:table-cell>
          <table:table-cell office:value-type="float" office:value="0.00775082999999999" calcext:value-type="float">
            <text:p>0.0077508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984" calcext:value-type="float">
            <text:p>9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.6" calcext:value-type="float">
            <text:p>1.6</text:p>
          </table:table-cell>
          <table:table-cell table:number-columns-repeated="3" office:value-type="float" office:value="98.4" calcext:value-type="float">
            <text:p>9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.425250651985" calcext:value-type="float">
            <text:p>208.425250651985</text:p>
          </table:table-cell>
          <table:table-cell office:value-type="float" office:value="1.152787" calcext:value-type="float">
            <text:p>1.152787</text:p>
          </table:table-cell>
          <table:table-cell office:value-type="float" office:value="7.451565" calcext:value-type="float">
            <text:p>7.451565</text:p>
          </table:table-cell>
          <table:table-cell office:value-type="float" office:value="0.208425250651985" calcext:value-type="float">
            <text:p>0.208425250651985</text:p>
          </table:table-cell>
          <table:table-cell office:value-type="float" office:value="0.001152787" calcext:value-type="float">
            <text:p>0.001152787</text:p>
          </table:table-cell>
          <table:table-cell office:value-type="float" office:value="0.007451565" calcext:value-type="float">
            <text:p>0.00745156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5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00-00-00</text:date>, <text:time style:data-style-name="N2" text:time-value="12:35:18.232122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50:38.832489122</meta:creation-date>
    <dc:date>2020-04-04T21:01:22.740902125</dc:date>
    <meta:editing-duration>P4DT4H38M24S</meta:editing-duration>
    <meta:editing-cycles>10</meta:editing-cycles>
    <meta:generator>LibreOffice/6.0.7.3$Linux_X86_64 LibreOffice_project/00m0$Build-3</meta:generator>
    <meta:document-statistic meta:table-count="1" meta:cell-count="12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00" chart:origin="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a09600" draw:fill-color="#a09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0d1f63" draw:fill-color="#0d1f6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1b75bc" draw:fill-color="#1b75b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color="#62a73b" draw:fill-color="#62a73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95231f" draw:fill-color="#95231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ce181e" draw:fill-color="#ce181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1.064cm" svg:height="15.062cm" xlink:href=".." xlink:type="simple" chart:class="chart:line" chart:style-name="ch1">
        <chart:title svg:x="7.75cm" svg:y="0.437cm" chart:style-name="ch2">
          <text:p>Schedulability of Task Sets</text:p>
        </chart:title>
        <chart:subtitle svg:x="6.202cm" svg:y="1.517cm" chart:style-name="ch3">
          <text:p>CritLevel:4 MinorCycle:25 MajorCycle:25 Cores:4</text:p>
        </chart:subtitle>
        <chart:legend chart:legend-position="top" svg:x="2.25cm" svg:y="2.385cm" style:legend-expansion="wide" chart:style-name="ch4"/>
        <chart:plot-area chart:style-name="ch5" table:cell-range-address="Sheet1.A2:Sheet1.A22 Sheet1.L2:Sheet1.N22 Sheet1.L25:Sheet1.N45 Sheet1.AF2:Sheet1.AF22" chart:data-source-has-labels="both" svg:x="1.432cm" svg:y="3.284cm" svg:width="19.211cm" svg:height="10.496cm">
          <chartooo:coordinate-region svg:x="2.053cm" svg:y="3.483cm" svg:width="18.31cm" svg:height="9.65cm"/>
          <chart:axis chart:dimension="x" chart:name="primary-x" chart:style-name="ch6" chartooo:axis-type="auto">
            <chartooo:date-scale/>
            <chart:title svg:x="9.829cm" svg:y="14.081cm" chart:style-name="ch7">
              <text:p>Utilization Level</text:p>
            </chart:title>
            <chart:categories table:cell-range-address="Sheet1.A2:Sheet1.A22"/>
            <chart:grid chart:style-name="ch8" chart:class="major"/>
          </chart:axis>
          <chart:axis chart:dimension="y" chart:name="primary-y" chart:style-name="ch9">
            <chart:title svg:x="0.451cm" svg:y="9.899cm" chart:style-name="ch10">
              <text:p>Schedulability (%)</text:p>
            </chart:title>
            <chart:grid chart:style-name="ch8" chart:class="major"/>
          </chart:axis>
          <chart:series chart:style-name="ch11" chart:values-cell-range-address="Sheet1.L2:Sheet1.L22" loext:label-string="ilp_old" chart:class="chart:line">
            <chart:data-point chart:repeated="21"/>
          </chart:series>
          <chart:series chart:style-name="ch12" chart:values-cell-range-address="Sheet1.L25:Sheet1.L45" loext:label-string="ilp_new" chart:class="chart:line">
            <chart:data-point chart:repeated="21"/>
          </chart:series>
          <chart:series chart:style-name="ch13" chart:values-cell-range-address="Sheet1.M2:Sheet1.M22" loext:label-string="wf_old" chart:class="chart:line">
            <chart:data-point chart:repeated="21"/>
          </chart:series>
          <chart:series chart:style-name="ch14" chart:values-cell-range-address="Sheet1.M25:Sheet1.M45" loext:label-string="wf_new" chart:class="chart:line">
            <chart:data-point chart:repeated="21"/>
          </chart:series>
          <chart:series chart:style-name="ch15" chart:values-cell-range-address="Sheet1.N2:Sheet1.N22" loext:label-string="ffbb_old" chart:class="chart:line">
            <chart:data-point chart:repeated="21"/>
          </chart:series>
          <chart:series chart:style-name="ch16" chart:values-cell-range-address="Sheet1.N25:Sheet1.N45" loext:label-string="ffbb_new" chart:class="chart:line">
            <chart:data-point chart:repeated="21"/>
          </chart:series>
          <chart:series chart:style-name="ch17" chart:values-cell-range-address="Sheet1.AF2:Sheet1.AF22" loext:label-string="paper1_ffbb" chart:class="chart:line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_old</text:p>
              </table:table-cell>
              <table:table-cell office:value-type="string">
                <text:p>ilp_new</text:p>
              </table:table-cell>
              <table:table-cell office:value-type="string">
                <text:p>wf_old</text:p>
              </table:table-cell>
              <table:table-cell office:value-type="string">
                <text:p>wf_new</text:p>
              </table:table-cell>
              <table:table-cell office:value-type="string">
                <text:p>ffbb_old</text:p>
              </table:table-cell>
              <table:table-cell office:value-type="string">
                <text:p>ffbb_new</text:p>
              </table:table-cell>
              <table:table-cell office:value-type="string">
                <text:p>paper1_ffb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0">
                <text:p>100</text:p>
                <draw:g>
                  <svg:desc>Sheet1.L2:Sheet1.L22</svg:desc>
                </draw:g>
              </table:table-cell>
              <table:table-cell office:value-type="float" office:value="100">
                <text:p>100</text:p>
                <draw:g>
                  <svg:desc>Sheet1.L25:Sheet1.L45</svg:desc>
                </draw:g>
              </table:table-cell>
              <table:table-cell office:value-type="float" office:value="100">
                <text:p>100</text:p>
                <draw:g>
                  <svg:desc>Sheet1.M2:Sheet1.M22</svg:desc>
                </draw:g>
              </table:table-cell>
              <table:table-cell office:value-type="float" office:value="100">
                <text:p>100</text:p>
                <draw:g>
                  <svg:desc>Sheet1.M25:Sheet1.M45</svg:desc>
                </draw:g>
              </table:table-cell>
              <table:table-cell office:value-type="float" office:value="100">
                <text:p>100</text:p>
                <draw:g>
                  <svg:desc>Sheet1.N2:Sheet1.N22</svg:desc>
                </draw:g>
              </table:table-cell>
              <table:table-cell office:value-type="float" office:value="100">
                <text:p>100</text:p>
                <draw:g>
                  <svg:desc>Sheet1.N25:Sheet1.N45</svg:desc>
                </draw:g>
              </table:table-cell>
              <table:table-cell office:value-type="float" office:value="100">
                <text:p>100</text:p>
                <draw:g>
                  <svg:desc>Sheet1.AF2:Sheet1.AF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4">
                <text:p>99.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91.3">
                <text:p>91.3</text:p>
              </table:table-cell>
              <table:table-cell office:value-type="float" office:value="99.8">
                <text:p>99.8</text:p>
              </table:table-cell>
              <table:table-cell office:value-type="float" office:value="91.3">
                <text:p>91.3</text:p>
              </table:table-cell>
              <table:table-cell office:value-type="float" office:value="99.8">
                <text:p>99.8</text:p>
              </table:table-cell>
              <table:table-cell office:value-type="float" office:value="91.3">
                <text:p>91.3</text:p>
              </table:table-cell>
              <table:table-cell office:value-type="float" office:value="99.8">
                <text:p>99.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6.2">
                <text:p>76.2</text:p>
              </table:table-cell>
              <table:table-cell office:value-type="float" office:value="99.2">
                <text:p>99.2</text:p>
              </table:table-cell>
              <table:table-cell office:value-type="float" office:value="76.2">
                <text:p>76.2</text:p>
              </table:table-cell>
              <table:table-cell office:value-type="float" office:value="99.2">
                <text:p>99.2</text:p>
              </table:table-cell>
              <table:table-cell office:value-type="float" office:value="76.2">
                <text:p>76.2</text:p>
              </table:table-cell>
              <table:table-cell office:value-type="float" office:value="99.2">
                <text:p>99.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1.8">
                <text:p>51.8</text:p>
              </table:table-cell>
              <table:table-cell office:value-type="float" office:value="96.2">
                <text:p>96.2</text:p>
              </table:table-cell>
              <table:table-cell office:value-type="float" office:value="51.8">
                <text:p>51.8</text:p>
              </table:table-cell>
              <table:table-cell office:value-type="float" office:value="96.2">
                <text:p>96.2</text:p>
              </table:table-cell>
              <table:table-cell office:value-type="float" office:value="51.8">
                <text:p>51.8</text:p>
              </table:table-cell>
              <table:table-cell office:value-type="float" office:value="96.2">
                <text:p>96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8.5">
                <text:p>28.5</text:p>
              </table:table-cell>
              <table:table-cell office:value-type="float" office:value="89.9">
                <text:p>89.9</text:p>
              </table:table-cell>
              <table:table-cell office:value-type="float" office:value="28.6">
                <text:p>28.6</text:p>
              </table:table-cell>
              <table:table-cell office:value-type="float" office:value="89.9">
                <text:p>89.9</text:p>
              </table:table-cell>
              <table:table-cell office:value-type="float" office:value="28.5">
                <text:p>28.5</text:p>
              </table:table-cell>
              <table:table-cell office:value-type="float" office:value="89.9">
                <text:p>89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3.7">
                <text:p>13.7</text:p>
              </table:table-cell>
              <table:table-cell office:value-type="float" office:value="79.5">
                <text:p>79.5</text:p>
              </table:table-cell>
              <table:table-cell office:value-type="float" office:value="13.7">
                <text:p>13.7</text:p>
              </table:table-cell>
              <table:table-cell office:value-type="float" office:value="79.5">
                <text:p>79.5</text:p>
              </table:table-cell>
              <table:table-cell office:value-type="float" office:value="13.7">
                <text:p>13.7</text:p>
              </table:table-cell>
              <table:table-cell office:value-type="float" office:value="79.5">
                <text:p>79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5.2">
                <text:p>5.2</text:p>
              </table:table-cell>
              <table:table-cell office:value-type="float" office:value="59.4">
                <text:p>59.4</text:p>
              </table:table-cell>
              <table:table-cell office:value-type="float" office:value="5.3">
                <text:p>5.3</text:p>
              </table:table-cell>
              <table:table-cell office:value-type="float" office:value="59.4">
                <text:p>59.4</text:p>
              </table:table-cell>
              <table:table-cell office:value-type="float" office:value="5.2">
                <text:p>5.2</text:p>
              </table:table-cell>
              <table:table-cell office:value-type="float" office:value="59.4">
                <text:p>59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5.6">
                <text:p>45.6</text:p>
              </table:table-cell>
              <table:table-cell office:value-type="float" office:value="1">
                <text:p>1</text:p>
              </table:table-cell>
              <table:table-cell office:value-type="float" office:value="45.6">
                <text:p>45.6</text:p>
              </table:table-cell>
              <table:table-cell office:value-type="float" office:value="1">
                <text:p>1</text:p>
              </table:table-cell>
              <table:table-cell office:value-type="float" office:value="45.6">
                <text:p>45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2">
                <text:p>0.2</text:p>
              </table:table-cell>
              <table:table-cell office:value-type="float" office:value="26.9">
                <text:p>26.9</text:p>
              </table:table-cell>
              <table:table-cell office:value-type="float" office:value="0.2">
                <text:p>0.2</text:p>
              </table:table-cell>
              <table:table-cell office:value-type="float" office:value="26.9">
                <text:p>26.9</text:p>
              </table:table-cell>
              <table:table-cell office:value-type="float" office:value="0.2">
                <text:p>0.2</text:p>
              </table:table-cell>
              <table:table-cell office:value-type="float" office:value="26.9">
                <text:p>26.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1">
                <text:p>0.1</text:p>
              </table:table-cell>
              <table:table-cell office:value-type="float" office:value="14.3">
                <text:p>14.3</text:p>
              </table:table-cell>
              <table:table-cell office:value-type="float" office:value="0.1">
                <text:p>0.1</text:p>
              </table:table-cell>
              <table:table-cell office:value-type="float" office:value="14.3">
                <text:p>14.3</text:p>
              </table:table-cell>
              <table:table-cell office:value-type="float" office:value="0.1">
                <text:p>0.1</text:p>
              </table:table-cell>
              <table:table-cell office:value-type="float" office:value="14.3">
                <text:p>14.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9.1">
                <text:p>9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00" chart:origin="0" chart:interval-major="10" chart:interval-minor-divisor="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09600" draw:fill-color="#a096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1b75bc" draw:fill-color="#1b75b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61cm" svg:height="14.344cm" xlink:href=".." xlink:type="simple" chart:class="chart:line" chart:style-name="ch1">
        <chart:title svg:x="7.598cm" svg:y="0.422cm" chart:style-name="ch2">
          <text:p>Schedulability of Task Sets</text:p>
        </chart:title>
        <chart:subtitle svg:x="6.05cm" svg:y="1.487cm" chart:style-name="ch3">
          <text:p>CritLevel:4 MinorCycle:25 MajorCycle:25 Cores:4</text:p>
        </chart:subtitle>
        <chart:legend chart:legend-position="top" svg:x="4.329cm" svg:y="2.355cm" style:legend-expansion="wide" chart:style-name="ch4"/>
        <chart:plot-area chart:style-name="ch5" table:cell-range-address="Sheet1.A2:Sheet1.A22 Sheet1.L2:Sheet1.N22 Sheet1.AF2:Sheet1.AF22" chart:data-source-has-labels="both" svg:x="1.24cm" svg:y="3.238cm" svg:width="18.919cm" svg:height="9.837cm">
          <chartooo:coordinate-region svg:x="2.047cm" svg:y="3.437cm" svg:width="18.018cm" svg:height="8.991cm"/>
          <chart:axis chart:dimension="x" chart:name="primary-x" chart:style-name="ch6" chartooo:axis-type="auto">
            <chartooo:date-scale/>
            <chart:title svg:x="9.491cm" svg:y="13.361cm" chart:style-name="ch7">
              <text:p>Utilization Level</text:p>
            </chart:title>
            <chart:categories table:cell-range-address="Sheet1.A2:Sheet1.A22"/>
            <chart:grid chart:style-name="ch8" chart:class="major"/>
          </chart:axis>
          <chart:axis chart:dimension="y" chart:name="primary-y" chart:style-name="ch9">
            <chart:title svg:x="0.265cm" svg:y="9.523cm" chart:style-name="ch10">
              <text:p>Schedulability (%)</text:p>
            </chart:title>
            <chart:grid chart:style-name="ch8" chart:class="major"/>
          </chart:axis>
          <chart:series chart:style-name="ch11" chart:values-cell-range-address="Sheet1.L2:Sheet1.L22" loext:label-string="&quot;ILP&quot;" chart:class="chart:line">
            <chart:data-point chart:repeated="21"/>
          </chart:series>
          <chart:series chart:style-name="ch12" chart:values-cell-range-address="Sheet1.M2:Sheet1.M22" loext:label-string="&quot;WF&quot;" chart:class="chart:line">
            <chart:data-point chart:repeated="21"/>
          </chart:series>
          <chart:series chart:style-name="ch13" chart:values-cell-range-address="Sheet1.N2:Sheet1.N22" loext:label-string="&quot;FFBB&quot;" chart:class="chart:line">
            <chart:data-point chart:repeated="21"/>
          </chart:series>
          <chart:series chart:style-name="ch14" chart:values-cell-range-address="Sheet1.AF2:Sheet1.AF22" loext:label-string="&quot;FFBB - Paper 1&quot;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P</text:p>
              </table:table-cell>
              <table:table-cell office:value-type="string">
                <text:p>WF</text:p>
              </table:table-cell>
              <table:table-cell office:value-type="string">
                <text:p>FFBB</text:p>
              </table:table-cell>
              <table:table-cell office:value-type="string">
                <text:p>FFBB - Paper 1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2</svg:desc>
                </draw:g>
              </table:table-cell>
              <table:table-cell office:value-type="float" office:value="100">
                <text:p>100</text:p>
                <draw:g>
                  <svg:desc>Sheet1.L2:Sheet1.L22</svg:desc>
                </draw:g>
              </table:table-cell>
              <table:table-cell office:value-type="float" office:value="100">
                <text:p>100</text:p>
                <draw:g>
                  <svg:desc>Sheet1.M2:Sheet1.M22</svg:desc>
                </draw:g>
              </table:table-cell>
              <table:table-cell office:value-type="float" office:value="100">
                <text:p>100</text:p>
                <draw:g>
                  <svg:desc>Sheet1.N2:Sheet1.N22</svg:desc>
                </draw:g>
              </table:table-cell>
              <table:table-cell office:value-type="float" office:value="100">
                <text:p>100</text:p>
                <draw:g>
                  <svg:desc>Sheet1.AF2:Sheet1.AF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8">
                <text:p>99.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4">
                <text:p>99.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2">
                <text:p>99.9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9.6">
                <text:p>99.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91.3">
                <text:p>91.3</text:p>
              </table:table-cell>
              <table:table-cell office:value-type="float" office:value="91.3">
                <text:p>91.3</text:p>
              </table:table-cell>
              <table:table-cell office:value-type="float" office:value="91.3">
                <text:p>91.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6.2">
                <text:p>76.2</text:p>
              </table:table-cell>
              <table:table-cell office:value-type="float" office:value="76.2">
                <text:p>76.2</text:p>
              </table:table-cell>
              <table:table-cell office:value-type="float" office:value="76.2">
                <text:p>76.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1.8">
                <text:p>51.8</text:p>
              </table:table-cell>
              <table:table-cell office:value-type="float" office:value="51.8">
                <text:p>51.8</text:p>
              </table:table-cell>
              <table:table-cell office:value-type="float" office:value="51.8">
                <text:p>51.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8.5">
                <text:p>28.5</text:p>
              </table:table-cell>
              <table:table-cell office:value-type="float" office:value="28.6">
                <text:p>28.6</text:p>
              </table:table-cell>
              <table:table-cell office:value-type="float" office:value="28.5">
                <text:p>28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3.7">
                <text:p>13.7</text:p>
              </table:table-cell>
              <table:table-cell office:value-type="float" office:value="13.7">
                <text:p>13.7</text:p>
              </table:table-cell>
              <table:table-cell office:value-type="float" office:value="13.7">
                <text:p>13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5.2">
                <text:p>5.2</text:p>
              </table:table-cell>
              <table:table-cell office:value-type="float" office:value="5.3">
                <text:p>5.3</text:p>
              </table:table-cell>
              <table:table-cell office:value-type="float" office:value="5.2">
                <text:p>5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